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6875in" table:align="left"/>
    </style:style>
    <style:style style:name="Table1.A" style:family="table-column">
      <style:table-column-properties style:column-width="2.68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854in" fo:margin-left="3.5458in" table:align="left"/>
    </style:style>
    <style:style style:name="Table2.A" style:family="table-column">
      <style:table-column-properties style:column-width="3.3854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6df6a" officeooo:paragraph-rsid="0016df6a"/>
    </style:style>
    <style:style style:name="P6" style:family="paragraph" style:parent-style-name="Table_20_Contents">
      <style:paragraph-properties fo:text-align="start" style:justify-single-word="false"/>
      <style:text-properties officeooo:rsid="0017725a" officeooo:paragraph-rsid="0017725a"/>
    </style:style>
    <style:style style:name="P7" style:family="paragraph" style:parent-style-name="Table_20_Contents">
      <style:paragraph-properties fo:text-align="center" style:justify-single-word="false"/>
      <style:text-properties officeooo:rsid="0017725a" officeooo:paragraph-rsid="0017725a"/>
    </style:style>
    <style:style style:name="P8" style:family="paragraph">
      <style:paragraph-properties fo:text-align="center"/>
    </style:style>
    <style:style style:name="T1" style:family="text">
      <style:text-properties officeooo:rsid="0016df6a"/>
    </style:style>
    <style:style style:name="T2" style:family="text">
      <style:text-properties officeooo:rsid="0017725a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/><text:span text:style-name="T1">UML <text:s/>HASHING – PRACTICAL 07</text:span></text:p>
      <text:p text:style-name="P1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HashEntry</text:p>
          </table:table-cell>
        </table:table-row>
        <table:table-row>
          <table:table-cell table:style-name="Table1.A2" office:value-type="string">
            <text:p text:style-name="P4"><text:s/>- <text:span text:style-name="T2">key ( String)</text:span></text:p>
            <text:p text:style-name="P4"><text:s/>- <text:span text:style-name="T2">val ( Object)</text:span></text:p>
          </table:table-cell>
        </table:table-row>
        <table:table-row>
          <table:table-cell table:style-name="Table1.A2" office:value-type="string">
            <text:p text:style-name="P4"><text:s/><text:span text:style-name="T2">+ HashEntry(val, key) </text:span></text:p>
            <text:p text:style-name="P4"><text:s/><text:span text:style-name="T2">+ getKey()</text:span></text:p>
            <text:p text:style-name="P4"><draw:line text:anchor-type="paragraph" draw:z-index="0" draw:name="Shape1" draw:style-name="gr1" draw:text-style-name="P8" svg:x1="2.2102in" svg:y1="0.2in" svg:x2="3.5331in" svg:y2="1.3354in"><text:p/></draw:line><text:s/><text:span text:style-name="T2">+ getVal()</text:span></text:p>
          </table:table-cell>
        </table:table-row>
      </table:table>
      <text:p text:style-name="P2"/>
      <text:p text:style-name="P2"/>
      <text:p text:style-name="P2"><text:s text:c="72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HashTab</text:p>
          </table:table-cell>
        </table:table-row>
        <table:table-row>
          <table:table-cell table:style-name="Table2.A2" office:value-type="string">
            <text:p text:style-name="P4"><text:s/>- <text:span text:style-name="T2">sizes(I nteger)</text:span></text:p>
            <text:p text:style-name="P4"><text:s/>- <text:span text:style-name="T2">TabSizes( Integer)</text:span></text:p>
            <text:p text:style-name="P4"><text:s/>- <text:span text:style-name="T2">HashEntry( tab)</text:span></text:p>
            <text:p text:style-name="P4"><text:s/>- <text:span text:style-name="T2">Psizes( Integer)</text:span></text:p>
          </table:table-cell>
        </table:table-row>
        <table:table-row>
          <table:table-cell table:style-name="Table2.A2" office:value-type="string">
            <text:p text:style-name="P6"><text:s/>+ HashTab( t)</text:p>
            <text:p text:style-name="P6"><text:s/>+ getPsizes( Integer)</text:p>
            <text:p text:style-name="P6"><text:s/>+ getSizes()</text:p>
            <text:p text:style-name="P6"><text:s/>+ makeEmpty()</text:p>
            <text:p text:style-name="P6"><text:s/>+ insertion( key, val)</text:p>
            <text:p text:style-name="P6"><text:s/>+ removeKey(key)</text:p>
            <text:p text:style-name="P6"><text:s/>+ get(key)</text:p>
            <text:p text:style-name="P6"><text:s/>+ myhash01( s)</text:p>
            <text:p text:style-name="P6"><text:s/>+ myhahs02( n)</text:p>
            <text:p text:style-name="P6"><text:s/>+ displayingHashTab()</text:p>
            <text:p text:style-name="P6"><text:s/>+ readFile()</text:p>
            <text:p text:style-name="P6">+ createFile( k , alpha[])</text:p>
            <text:p text:style-name="P6">+ counterNumberLines()</text:p>
            <text:p text:style-name="P6"/>
            <text:p text:style-name="P6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4:27:44.363898093</meta:creation-date>
    <dc:date>2020-06-12T16:11:50.269707362</dc:date>
    <meta:editing-duration>PT1M29S</meta:editing-duration>
    <meta:editing-cycles>1</meta:editing-cycles>
    <meta:document-statistic meta:table-count="2" meta:image-count="0" meta:object-count="0" meta:page-count="1" meta:paragraph-count="26" meta:word-count="68" meta:character-count="496" meta:non-whitespace-character-count="357"/>
    <meta:generator>LibreOffice/6.0.7.3$Linux_X86_64 LibreOffice_project/00m0$Build-3</meta:generator>
  </office:meta>
</office:document-meta>
</file>